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itHub Website URL</text:span><text:line-break/><text:line-break/>https://luminavideogenerators/.github.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ci Moore</meta:initial-creator>
    <meta:creation-date>2025-09-23T14:34:06.50</meta:creation-date>
    <meta:document-statistic meta:table-count="0" meta:image-count="0" meta:object-count="0" meta:page-count="1" meta:paragraph-count="1" meta:word-count="4" meta:character-count="60"/>
    <dc:date>2025-09-23T14:35:17.31</dc:date>
    <dc:creator>Ricci Moore</dc:creator>
    <meta:editing-duration>PT1M11S</meta:editing-duration>
    <meta:editing-cycles>1</meta:editing-cycles>
    <meta:generator>OpenOffice/4.1.14$Win32 OpenOffice.org_project/4114m1$Build-9811</meta:generator>
  </office:meta>
</office:document-meta>
</file>